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ffdbb6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none" fo:border-top="none" fo:border-bottom="0.5pt solid #000000"/>
    </style:style>
    <style:style style:name="Tabe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none" fo:border-top="none" fo:border-bottom="0.5pt solid #000000"/>
    </style:style>
    <style:style style:name="Tabela1.E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officeooo:rsid="0014123f" officeooo:paragraph-rsid="0014123f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loext:opacity="100%" fo:font-size="12pt" officeooo:rsid="00156e49" officeooo:paragraph-rsid="00156e49" style:font-size-asian="10.5pt" style:font-size-complex="12pt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size="12pt" officeooo:rsid="00156e49" officeooo:paragraph-rsid="00156e49" style:font-size-asian="10.5pt" style:font-size-complex="12pt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size="12pt" officeooo:rsid="0018f3f6" officeooo:paragraph-rsid="0018f3f6" style:font-size-asian="10.5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loext:opacity="100%" fo:font-size="12pt" officeooo:rsid="00194273" officeooo:paragraph-rsid="001f26d7" style:font-size-asian="10.5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loext:opacity="100%" fo:font-size="12pt" officeooo:rsid="00194273" officeooo:paragraph-rsid="00194273" style:font-size-asian="10.5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color="#808080" loext:opacity="100%" fo:font-size="11pt" fo:font-weight="bold" officeooo:rsid="0014123f" officeooo:paragraph-rsid="0014123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2223d" officeooo:paragraph-rsid="0014123f"/>
    </style:style>
    <style:style style:name="P9" style:family="paragraph" style:parent-style-name="Standard">
      <style:paragraph-properties fo:line-height="115%" fo:text-align="justify" style:justify-single-word="false"/>
      <style:text-properties fo:color="#b85c00" loext:opacity="100%" officeooo:rsid="0012223d" officeooo:paragraph-rsid="0014123f"/>
    </style:style>
    <style:style style:name="P10" style:family="paragraph" style:parent-style-name="Standard">
      <style:paragraph-properties fo:line-height="115%" fo:text-align="justify" style:justify-single-word="false"/>
      <style:text-properties fo:color="#b85c00" loext:opacity="100%" fo:font-size="16pt" officeooo:rsid="00156e49" officeooo:paragraph-rsid="00156e49" style:font-size-asian="16pt" style:font-size-complex="16pt"/>
    </style:style>
    <style:style style:name="P11" style:family="paragraph" style:parent-style-name="Standard">
      <style:paragraph-properties fo:line-height="115%" fo:text-align="justify" style:justify-single-word="false"/>
      <style:text-properties fo:color="#b85c00" loext:opacity="100%" fo:font-size="16pt" officeooo:rsid="00194273" officeooo:paragraph-rsid="00194273" style:font-size-asian="14pt" style:font-size-complex="16pt"/>
    </style:style>
    <style:style style:name="P12" style:family="paragraph" style:parent-style-name="Standard">
      <style:paragraph-properties fo:line-height="115%" fo:text-align="justify" style:justify-single-word="false"/>
      <style:text-properties fo:color="#b85c00" loext:opacity="100%" fo:font-size="16pt" officeooo:rsid="00194273" officeooo:paragraph-rsid="0024e5dc" style:font-size-asian="14pt" style:font-size-complex="16pt"/>
    </style:style>
    <style:style style:name="P13" style:family="paragraph" style:parent-style-name="Standard">
      <style:paragraph-properties fo:line-height="115%" fo:text-align="justify" style:justify-single-word="false"/>
      <style:text-properties fo:color="#b85c00" loext:opacity="100%" fo:font-size="20pt" fo:font-weight="bold" officeooo:rsid="0014123f" officeooo:paragraph-rsid="0014123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0810d" officeooo:paragraph-rsid="0010810d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0810d" officeooo:paragraph-rsid="0012223d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8f3f6" officeooo:paragraph-rsid="0018f3f6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1b2ce5" officeooo:paragraph-rsid="001b2ce5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14123f"/>
    </style:style>
    <style:style style:name="P19" style:family="paragraph" style:parent-style-name="Table_20_Contents">
      <style:paragraph-properties fo:line-height="115%" fo:text-align="justify" style:justify-single-word="false"/>
      <style:text-properties fo:font-size="12pt" officeooo:rsid="001db25b" officeooo:paragraph-rsid="001db25b" style:font-size-asian="10.5pt" style:font-size-complex="12pt"/>
    </style:style>
    <style:style style:name="P20" style:family="paragraph" style:parent-style-name="Table_20_Contents">
      <style:paragraph-properties fo:line-height="115%" fo:text-align="justify" style:justify-single-word="false"/>
      <style:text-properties fo:font-size="12pt" officeooo:rsid="001fb3aa" officeooo:paragraph-rsid="001fb3aa" style:font-size-asian="10.5pt" style:font-size-complex="12pt"/>
    </style:style>
    <style:style style:name="P21" style:family="paragraph" style:parent-style-name="Table_20_Contents">
      <style:paragraph-properties fo:line-height="115%" fo:text-align="justify" style:justify-single-word="false"/>
      <style:text-properties fo:font-size="12pt" fo:font-weight="bold" officeooo:rsid="001db25b" officeooo:paragraph-rsid="001db25b" style:font-size-asian="10.5pt" style:font-weight-asian="bold" style:font-size-complex="12pt" style:font-weight-complex="bold"/>
    </style:style>
    <style:style style:name="P22" style:family="paragraph">
      <loext:graphic-properties draw:fill-color="#b85c00"/>
      <style:paragraph-properties fo:text-align="center"/>
      <style:text-properties fo:font-size="12pt"/>
    </style:style>
    <style:style style:name="T1" style:family="text">
      <style:text-properties officeooo:rsid="0012223d"/>
    </style:style>
    <style:style style:name="T2" style:family="text">
      <style:text-properties officeooo:rsid="0013af5d"/>
    </style:style>
    <style:style style:name="T3" style:family="text">
      <style:text-properties officeooo:rsid="0014123f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b85c00" loext:opacity="100%" fo:font-size="16pt" officeooo:rsid="0010810d" style:font-size-asian="16pt" style:font-size-complex="16pt"/>
    </style:style>
    <style:style style:name="T6" style:family="text">
      <style:text-properties officeooo:rsid="00156e4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70aae"/>
    </style:style>
    <style:style style:name="T9" style:family="text">
      <style:text-properties officeooo:rsid="0019427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db25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db25b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fb3aa"/>
    </style:style>
    <style:style style:name="T16" style:family="text">
      <style:text-properties officeooo:rsid="0020f9da"/>
    </style:style>
    <style:style style:name="T17" style:family="text">
      <style:text-properties officeooo:rsid="00211102"/>
    </style:style>
    <style:style style:name="T18" style:family="text">
      <style:text-properties officeooo:rsid="0022d0be"/>
    </style:style>
    <style:style style:name="T19" style:family="text">
      <style:text-properties fo:color="#000000" loext:opacity="100%" fo:font-size="12pt" style:font-size-asian="10.5pt" style:font-size-complex="12pt"/>
    </style:style>
    <style:style style:name="T20" style:family="text">
      <style:text-properties fo:color="#000000" loext:opacity="100%" fo:font-size="12pt" fo:font-style="italic" style:font-size-asian="10.5pt" style:font-style-asian="italic" style:font-size-complex="12pt" style:font-style-complex="italic"/>
    </style:style>
    <style:style style:name="T21" style:family="text">
      <style:text-properties fo:color="#000000" loext:opacity="100%" fo:font-size="12pt" fo:font-style="italic" officeooo:rsid="001db25b" style:font-size-asian="10.5pt" style:font-style-asian="italic" style:font-size-complex="12pt" style:font-style-complex="italic"/>
    </style:style>
    <style:style style:name="T22" style:family="text">
      <style:text-properties fo:color="#000000" loext:opacity="100%" fo:font-size="12pt" fo:font-style="normal" officeooo:rsid="001db25b" style:font-size-asian="10.5pt" style:font-style-asian="normal" style:font-size-complex="12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b85c00" draw:fill-color="#b85c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aport projektu – Uczenie Maszynowe</text:p>
      <text:p text:style-name="P7">Autor: Marek Raczkowski 481894</text:p>
      <text:p text:style-name="P14"><draw:line text:anchor-type="paragraph" draw:z-index="0" draw:name="Linia 1" draw:style-name="gr1" draw:text-style-name="P22" svg:x1="0.011cm" svg:y1="0.272cm" svg:x2="16.9cm" svg:y2="0.272cm"><text:p/></draw:line></text:p>
      <text:p text:style-name="P14"/>
      <text:p text:style-name="P14"/>
      <text:p text:style-name="P9"><text:span text:style-name="T4">Cel projektu:</text:span></text:p>
      <text:p text:style-name="P8"><text:span text:style-name="T8">Celem było stworzenie</text:span> modelu, który przewidzi <text:span text:style-name="T2">potencjalne zaangażowanie gracza w grze online </text:span><text:span text:style-name="T3">(tzw. engagement level) przekładające się na to,</text:span><text:span text:style-name="T2"> na jak długo gracz w niej zostanie. </text:span></text:p>
      <text:p text:style-name="P8"><text:span text:style-name="T2">Zbiór zawiera wiele cech </text:span><text:span text:style-name="T3">takich jak:</text:span><text:span text:style-name="T2"> </text:span><text:span text:style-name="T3">dane demograficzne graczy</text:span><text:span text:style-name="T2">, </text:span><text:span text:style-name="T3">informacje o samej grze</text:span><text:span text:style-name="T2"> jak i zdobyte w niej osiągnięcia.</text:span></text:p>
      <text:p text:style-name="P8"/>
      <text:p text:style-name="P8"/>
      <text:p text:style-name="P8"/>
      <text:p text:style-name="P18"><text:span text:style-name="T5">Zbiór danych:</text:span></text:p>
      <text:p text:style-name="P18"><text:span text:style-name="T1">Dane pochodzą z serwisu kaggle.com i zostały skomponowane przez </text:span>Mr. Rabie El Kharoua <text:span text:style-name="T3">(</text:span><text:span text:style-name="T1">Link:</text:span></text:p>
      <text:p text:style-name="P15"><text:a xlink:type="simple" xlink:href="https://www.kaggle.com/datasets/rabieelkharoua/predict-online-gaming-behavior-dataset?resource=download" text:style-name="Internet_20_link" text:visited-style-name="Visited_20_Internet_20_Link">https://www.kaggle.com/datasets/rabieelkharoua/predict-online-gaming-behavior-dataset?resource=download</text:a><text:span text:style-name="T3">).</text:span></text:p>
      <text:p text:style-name="P15"/>
      <text:p text:style-name="P1">Obróbkę danych przeprowadziłem w osobnym pliku o nazwie <text:span text:style-name="T7">„preprocess.py”</text:span> – po przetworzeniu i zbalansowaniu klas otrzymałem równo 30 000 przykładów (<text:span text:style-name="T8">30000</text:span> wierszy i 22 kolumny). Po podziale na zbiory, sytuacja wygląda następująco:</text:p>
      <text:p text:style-name="P1">- zbiór uczący – <text:span text:style-name="T6">24 000 przykładów (80%)</text:span></text:p>
      <text:p text:style-name="P1">-zbiór testowy – <text:span text:style-name="T6">6 000 przykładów<text:tab/>(20%)</text:span></text:p>
      <text:p text:style-name="P17"><text:span text:style-name="T14">Uwaga</text:span>: Dla wygody, przetworzone dane zapisałem do nowego pliku o nazwie <text:span text:style-name="T7">„preprocessed_data.csv”.</text:span></text:p>
      <text:p text:style-name="P14"/>
      <text:p text:style-name="P14"/>
      <text:p text:style-name="P14"/>
      <text:p text:style-name="P10">Modele:</text:p>
      <text:p text:style-name="P2">W projekcie stworzyłem i porównałem 3 modele:</text:p>
      <text:list text:style-name="L1">
        <text:list-item>
          <text:p text:style-name="P3">Sieć neuronowa 3-warstwowa <text:span text:style-name="T16">(4 razem z warstwą wejściową).</text:span> Użyłem interfejsu <text:span text:style-name="T10">keras</text:span> z biblioteki <text:span text:style-name="T10">Tensorflow</text:span>. Jako optymalizatora wykorzystano „Adam”. Wielkość<text:span text:style-name="T17"> </text:span>batcha <text:span text:style-name="T17">wynosi</text:span>: 32, <text:span text:style-name="T17">a </text:span><text:span text:style-name="T9">i</text:span>lość epok: 100.</text:p>
        </text:list-item>
        <text:list-item>
          <text:p text:style-name="P4">Regresja logistyczna <text:span text:style-name="T9">wielomianowa </text:span><text:span text:style-name="T18">(1 stopnia)</text:span><text:span text:style-name="T9">. Zastosowałem regularyzację L2.</text:span></text:p>
        </text:list-item>
        <text:list-item>
          <text:p text:style-name="P4">Naiwny klasyfikator bayesowski. Użyłem rozkładu normalnego (Gaussa) jako modelu.</text:p>
          <text:p text:style-name="P4"/>
        </text:list-item>
      </text:list>
      <text:p text:style-name="P16"><text:span text:style-name="T14">Uwaga</text:span>: projekt rozbiłem na osobne pliki – po jednym na każdy z powyższych modeli.</text:p>
      <text:p text:style-name="P14"/>
      <text:p text:style-name="P11"/>
      <text:p text:style-name="P11"/>
      <text:p text:style-name="P12">Ewaluacja:</text:p>
      <text:p text:style-name="P12"><text:span text:style-name="T19">Do ewaluacji skorzystałem z metryk: </text:span><text:span text:style-name="T20">accuracy, precission, recall i F1-score. </text:span><text:span text:style-name="T22">Dla 3 ostatnich użyłem średniej ważonej wyników dla poszczególnych klas.</text:span><text:span text:style-name="T21"> </text:span></text:p>
      <text:p text:style-name="P5"><text:soft-page-break/><text:span text:style-name="T12">Wyniki zebrałem w poniższej tabeli:</text:span></text:p>
      <text:p text:style-name="P5"><text:span text:style-name="T12"/>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21">Model</text:p>
          </table:table-cell>
          <table:table-cell table:style-name="Tabela1.A1" office:value-type="string">
            <text:p text:style-name="P21">Accuracy</text:p>
          </table:table-cell>
          <table:table-cell table:style-name="Tabela1.A1" office:value-type="string">
            <text:p text:style-name="P21">Precission</text:p>
          </table:table-cell>
          <table:table-cell table:style-name="Tabela1.A1" office:value-type="string">
            <text:p text:style-name="P21">Recall</text:p>
          </table:table-cell>
          <table:table-cell table:style-name="Tabela1.E1" office:value-type="string">
            <text:p text:style-name="P21">F1-score</text:p>
          </table:table-cell>
        </table:table-row>
        <table:table-row>
          <table:table-cell table:style-name="Tabela1.A2" office:value-type="string">
            <text:p text:style-name="P19">Sieć neuronowa 3-warstwowa</text:p>
          </table:table-cell>
          <table:table-cell table:style-name="Tabela1.B2" office:value-type="string">
            <text:p text:style-name="P19">89.3<text:span text:style-name="T15">7</text:span>%</text:p>
          </table:table-cell>
          <table:table-cell table:style-name="Tabela1.C2" office:value-type="string">
            <text:p text:style-name="P20">89.62%</text:p>
          </table:table-cell>
          <table:table-cell table:style-name="Tabela1.D2" office:value-type="string">
            <text:p text:style-name="P20">89.36%</text:p>
          </table:table-cell>
          <table:table-cell table:style-name="Tabela1.E2" office:value-type="string">
            <text:p text:style-name="P20">89.41%</text:p>
          </table:table-cell>
        </table:table-row>
        <table:table-row>
          <table:table-cell table:style-name="Tabela1.A3" office:value-type="string">
            <text:p text:style-name="P19">Regresja logistyczna z regularyzacją</text:p>
          </table:table-cell>
          <table:table-cell table:style-name="Tabela1.A3" office:value-type="string">
            <text:p text:style-name="P19">80.50%</text:p>
          </table:table-cell>
          <table:table-cell table:style-name="Tabela1.A3" office:value-type="string">
            <text:p text:style-name="P19">80.35%</text:p>
          </table:table-cell>
          <table:table-cell table:style-name="Tabela1.A3" office:value-type="string">
            <text:p text:style-name="P19">80.50%</text:p>
          </table:table-cell>
          <table:table-cell table:style-name="Tabela1.E3" office:value-type="string">
            <text:p text:style-name="P19">80.40%</text:p>
          </table:table-cell>
        </table:table-row>
        <table:table-row>
          <table:table-cell table:style-name="Tabela1.A3" office:value-type="string">
            <text:p text:style-name="P19">Naiwny klasyfikator bayesowski</text:p>
          </table:table-cell>
          <table:table-cell table:style-name="Tabela1.A3" office:value-type="string">
            <text:p text:style-name="P19">80.05%</text:p>
          </table:table-cell>
          <table:table-cell table:style-name="Tabela1.A3" office:value-type="string">
            <text:p text:style-name="P19">80.11%</text:p>
          </table:table-cell>
          <table:table-cell table:style-name="Tabela1.A3" office:value-type="string">
            <text:p text:style-name="P19">80.05%</text:p>
          </table:table-cell>
          <table:table-cell table:style-name="Tabela1.E3" office:value-type="string">
            <text:p text:style-name="P19">79.85%</text:p>
          </table:table-cell>
        </table:table-row>
      </table:table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11"><text:span text:style-name="T12">Wnioski:</text:span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22:14:42.880000000</meta:creation-date>
    <dc:date>2025-01-21T00:55:20.462000000</dc:date>
    <meta:editing-duration>PT1H59M49S</meta:editing-duration>
    <meta:editing-cycles>15</meta:editing-cycles>
    <meta:generator>LibreOffice/24.2.3.2$Windows_X86_64 LibreOffice_project/433d9c2ded56988e8a90e6b2e771ee4e6a5ab2ba</meta:generator>
    <meta:document-statistic meta:table-count="1" meta:image-count="0" meta:object-count="0" meta:page-count="2" meta:paragraph-count="43" meta:word-count="250" meta:character-count="1882" meta:non-whitespace-character-count="1671"/>
  </office:meta>
</office:document-meta>
</file>